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mons" svg:font-family="Timmons"/>
    <style:font-face style:name="Arial" svg:font-family="Arial" style:font-family-generic="swiss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graph with userdefined:blablabla and a <text:span text:style-name="T1">span</text:span>!</text:p>
      <text:userdefined>Something stupid</text:userdefined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mons" svg:font-family="Timmons"/>
    <style:font-face style:name="Arial" svg:font-family="Arial" style:font-family-generic="swiss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letter-kerning="true" style:font-size-asian="12pt" style:language-asian="zh" style:country-asian="HK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mons" fo:font-size="12pt" fo:language="eo" fo:country="none" style:letter-kerning="true" style:font-name-asian="PMingLiU" style:font-size-asian="12pt" style:language-asian="zh" style:country-asian="HK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PMingLiU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mo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mo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mo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creation-date>2008-04-09T13:56:34</meta:creation-date>
    <dc:date>2008-04-09T13:58:14</dc:date>
    <meta:editing-cycles>1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" meta:character-count="48"/>
  </office:meta>
</office:document-meta>
</file>